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74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051cm" svg:stroke-color="#cc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104cm"/>
    </style:style>
    <style:style style:name="gr6" style:family="graphic" style:parent-style-name="standard">
      <style:graphic-properties draw:stroke="none" svg:stroke-color="#000000" draw:fill="none" draw:fill-color="#ffffff" fo:min-height="4.685cm"/>
    </style:style>
    <style:style style:name="gr7" style:family="graphic" style:parent-style-name="standard">
      <style:graphic-properties draw:stroke="none" svg:stroke-color="#000000" draw:fill="none" draw:fill-color="#ffffff" fo:min-height="2.349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56cm" svg:height="0.456cm" svg:x="2.746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022cm" svg:y1="6.792cm" svg:x2="3.84cm" svg:y2="6.792cm">
          <text:p/>
        </draw:line>
        <draw:line draw:style-name="gr2" draw:text-style-name="P2" draw:layer="layout" svg:x1="2.974cm" svg:y1="6.11cm" svg:x2="2.974cm" svg:y2="7.658cm">
          <text:p/>
        </draw:line>
        <draw:line draw:style-name="gr3" draw:text-style-name="P2" draw:layer="layout" svg:x1="2.964cm" svg:y1="6.842cm" svg:x2="5.264cm" svg:y2="2.002cm">
          <text:p/>
        </draw:line>
        <draw:line draw:style-name="gr2" draw:text-style-name="P2" draw:layer="layout" svg:x1="4.772cm" svg:y1="2.32cm" svg:x2="5.35cm" svg:y2="2.56cm">
          <text:p/>
        </draw:line>
        <draw:line draw:style-name="gr4" draw:text-style-name="P2" draw:layer="layout" svg:x1="7.306cm" svg:y1="2.056cm" svg:x2="7.306cm" svg:y2="5.666cm">
          <text:p/>
        </draw:line>
        <draw:line draw:style-name="gr2" draw:text-style-name="P2" draw:layer="layout" svg:x1="2.942cm" svg:y1="6.732cm" svg:x2="2.984cm" svg:y2="6.732cm">
          <text:p/>
        </draw:line>
        <draw:line draw:style-name="gr2" draw:text-style-name="P2" draw:layer="layout" svg:x1="2.98cm" svg:y1="6.782cm" svg:x2="2.98cm" svg:y2="1.716cm">
          <text:p/>
        </draw:line>
        <draw:frame draw:style-name="gr5" draw:text-style-name="P3" draw:layer="layout" svg:width="0.424cm" svg:height="0.962cm" svg:x="2.964cm" svg:y="4.598cm">
          <draw:text-box>
            <text:p>a</text:p>
          </draw:text-box>
        </draw:frame>
        <draw:line draw:style-name="gr4" draw:text-style-name="P2" draw:layer="layout" svg:x1="7.312cm" svg:y1="2.08cm" svg:x2="6.08cm" svg:y2="5.062cm">
          <text:p/>
        </draw:line>
        <draw:line draw:style-name="gr4" draw:text-style-name="P2" draw:layer="layout" svg:x1="6.056cm" svg:y1="5.088cm" svg:x2="7.236cm" svg:y2="5.716cm">
          <text:p/>
        </draw:line>
        <draw:frame draw:style-name="gr5" draw:text-style-name="P3" draw:layer="layout" svg:width="0.424cm" svg:height="0.962cm" svg:x="6.744cm" svg:y="2.648cm">
          <draw:text-box>
            <text:p>a</text:p>
          </draw:text-box>
        </draw:frame>
        <draw:frame draw:style-name="gr5" draw:text-style-name="P3" draw:layer="layout" svg:width="0.424cm" svg:height="0.962cm" svg:x="7.448cm" svg:y="3.488cm">
          <draw:text-box>
            <text:p>G</text:p>
          </draw:text-box>
        </draw:frame>
        <draw:frame draw:style-name="gr5" draw:text-style-name="P3" draw:layer="layout" svg:width="0.424cm" svg:height="0.962cm" svg:x="5.952cm" svg:y="2.792cm">
          <draw:text-box>
            <text:p>X</text:p>
          </draw:text-box>
        </draw:frame>
        <draw:frame draw:style-name="gr5" draw:text-style-name="P3" draw:layer="layout" svg:width="0.424cm" svg:height="0.962cm" svg:x="5.922cm" svg:y="5.296cm">
          <draw:text-box>
            <text:p>Y</text:p>
          </draw:text-box>
        </draw:frame>
        <draw:frame draw:style-name="gr6" draw:text-style-name="P3" draw:layer="layout" svg:width="12.253cm" svg:height="4.935cm" svg:x="9.035cm" svg:y="1.87cm">
          <draw:text-box>
            <text:p>Length of Y =G * sin(a)</text:p>
            <text:p/>
            <text:p>Proportion of weight in Y direction</text:p>
            <text:p>=length of Y / length of G</text:p>
            <text:p>=(G * sin(a)) / G</text:p>
            <text:p>= sin(a)</text:p>
          </draw:text-box>
        </draw:frame>
        <draw:custom-shape draw:style-name="gr1" draw:text-style-name="P1" draw:layer="layout" svg:width="0.456cm" svg:height="0.456cm" svg:x="2.746cm" svg:y="1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022cm" svg:y1="15.154cm" svg:x2="3.84cm" svg:y2="15.154cm">
          <text:p/>
        </draw:line>
        <draw:line draw:style-name="gr2" draw:text-style-name="P2" draw:layer="layout" svg:x1="2.974cm" svg:y1="14.472cm" svg:x2="2.974cm" svg:y2="16.02cm">
          <text:p/>
        </draw:line>
        <draw:line draw:style-name="gr3" draw:text-style-name="P2" draw:layer="layout" svg:x1="2.964cm" svg:y1="15.204cm" svg:x2="2.994cm" svg:y2="10.146cm">
          <text:p/>
        </draw:line>
        <draw:line draw:style-name="gr2" draw:text-style-name="P2" draw:layer="layout" svg:x1="2.61cm" svg:y1="10.654cm" svg:x2="3.326cm" svg:y2="10.706cm">
          <text:p/>
        </draw:line>
        <draw:line draw:style-name="gr2" draw:text-style-name="P2" draw:layer="layout" svg:x1="2.942cm" svg:y1="15.094cm" svg:x2="2.984cm" svg:y2="15.094cm">
          <text:p/>
        </draw:line>
        <draw:line draw:style-name="gr2" draw:text-style-name="P2" draw:layer="layout" svg:x1="2.98cm" svg:y1="15.144cm" svg:x2="2.98cm" svg:y2="10.078cm">
          <text:p/>
        </draw:line>
        <draw:frame draw:style-name="gr7" draw:text-style-name="P3" draw:layer="layout" svg:width="16.584cm" svg:height="2.599cm" svg:x="4.116cm" svg:y="13.701cm">
          <draw:text-box>
            <text:p>a = 0, length of Y = 0, no weight pulling on robot</text:p>
            <text:p/>
            <text:p><text:s text:c="6"/>sin(0 degrees) = 0</text:p>
          </draw:text-box>
        </draw:frame>
        <draw:custom-shape draw:style-name="gr1" draw:text-style-name="P1" draw:layer="layout" svg:width="0.456cm" svg:height="0.456cm" svg:x="2.746cm" svg:y="2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022cm" svg:y1="25.904cm" svg:x2="3.84cm" svg:y2="25.904cm">
          <text:p/>
        </draw:line>
        <draw:line draw:style-name="gr2" draw:text-style-name="P2" draw:layer="layout" svg:x1="2.974cm" svg:y1="25.222cm" svg:x2="2.974cm" svg:y2="26.77cm">
          <text:p/>
        </draw:line>
        <draw:line draw:style-name="gr3" draw:text-style-name="P2" draw:layer="layout" svg:x1="2.964cm" svg:y1="25.954cm" svg:x2="8.028cm" svg:y2="25.93cm">
          <text:p/>
        </draw:line>
        <draw:line draw:style-name="gr2" draw:text-style-name="P2" draw:layer="layout" svg:x1="7.342cm" svg:y1="25.62cm" svg:x2="7.334cm" svg:y2="26.308cm">
          <text:p/>
        </draw:line>
        <draw:line draw:style-name="gr2" draw:text-style-name="P2" draw:layer="layout" svg:x1="2.942cm" svg:y1="25.844cm" svg:x2="2.984cm" svg:y2="25.844cm">
          <text:p/>
        </draw:line>
        <draw:line draw:style-name="gr2" draw:text-style-name="P2" draw:layer="layout" svg:x1="2.98cm" svg:y1="25.894cm" svg:x2="2.98cm" svg:y2="20.828cm">
          <text:p/>
        </draw:line>
        <draw:frame draw:style-name="gr8" draw:text-style-name="P3" draw:layer="layout" svg:width="17.158cm" svg:height="2.384cm" svg:x="3.906cm" svg:y="23.258cm">
          <draw:text-box>
            <text:p>a = 90 degrees, length of Y = G, all weight pulling on robot</text:p>
            <text:p/>
            <text:p><text:s text:c="6"/>sin(90 degrees) = 1</text:p>
          </draw:text-box>
        </draw:frame>
        <draw:line draw:style-name="gr4" draw:text-style-name="P2" draw:layer="layout" svg:x1="7.306cm" svg:y1="9.36cm" svg:x2="7.306cm" svg:y2="12.97cm">
          <text:p/>
        </draw:line>
        <draw:line draw:style-name="gr4" draw:text-style-name="P2" draw:layer="layout" svg:x1="7.312cm" svg:y1="9.384cm" svg:x2="7.06cm" svg:y2="12.944cm">
          <text:p/>
        </draw:line>
        <draw:frame draw:style-name="gr5" draw:text-style-name="P3" draw:layer="layout" svg:width="0.424cm" svg:height="0.962cm" svg:x="6.744cm" svg:y="9.952cm">
          <draw:text-box>
            <text:p>a</text:p>
          </draw:text-box>
        </draw:frame>
        <draw:frame draw:style-name="gr5" draw:text-style-name="P3" draw:layer="layout" svg:width="0.424cm" svg:height="0.962cm" svg:x="7.448cm" svg:y="10.792cm">
          <draw:text-box>
            <text:p>G</text:p>
          </draw:text-box>
        </draw:frame>
        <draw:frame draw:style-name="gr9" draw:text-style-name="P3" draw:layer="layout" svg:width="0.73cm" svg:height="0.962cm" svg:x="6.39cm" svg:y="11.154cm">
          <draw:text-box>
            <text:p>X</text:p>
          </draw:text-box>
        </draw:frame>
        <draw:frame draw:style-name="gr9" draw:text-style-name="P3" draw:layer="layout" svg:width="9.046cm" svg:height="0.962cm" svg:x="6.8cm" svg:y="12.782cm">
          <draw:text-box>
            <text:p>Y (zero length)</text:p>
          </draw:text-box>
        </draw:frame>
        <draw:line draw:style-name="gr4" draw:text-style-name="P2" draw:layer="layout" svg:x1="6.532cm" svg:y1="19.068cm" svg:x2="6.338cm" svg:y2="22.722cm">
          <text:p/>
        </draw:line>
        <draw:frame draw:style-name="gr9" draw:text-style-name="P3" draw:layer="layout" svg:width="1.322cm" svg:height="0.962cm" svg:x="6.48cm" svg:y="20.06cm">
          <draw:text-box>
            <text:p>G</text:p>
          </draw:text-box>
        </draw:frame>
        <draw:frame draw:style-name="gr9" draw:text-style-name="P3" draw:layer="layout" svg:width="8.32cm" svg:height="0.962cm" svg:x="6.044cm" svg:y="18.184cm">
          <draw:text-box>
            <text:p>X (zero length)</text:p>
          </draw:text-box>
        </draw:frame>
        <draw:frame draw:style-name="gr5" draw:text-style-name="P3" draw:layer="layout" svg:width="0.424cm" svg:height="0.962cm" svg:x="5.756cm" svg:y="20.764cm">
          <draw:text-box>
            <text:p>Y</text:p>
          </draw:text-box>
        </draw:frame>
        <draw:line draw:style-name="gr4" draw:text-style-name="P2" draw:layer="layout" svg:x1="6.55cm" svg:y1="19.112cm" svg:x2="6.55cm" svg:y2="22.7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23:34:44.973000000</meta:creation-date>
    <meta:editing-duration>PT5S</meta:editing-duration>
    <meta:editing-cycles>2</meta:editing-cycles>
    <meta:generator>LibreOffice/6.1.3.2$Windows_X86_64 LibreOffice_project/86daf60bf00efa86ad547e59e09d6bb77c699acb</meta:generator>
    <dc:date>2019-01-20T00:07:41.532000000</dc:date>
    <meta:document-statistic meta:object-count="43"/>
  </office:meta>
</office:document-meta>
</file>